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1000002190000009D45DD3A27.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style:font-face style:name="Trebuchet MS" svg:font-family="'Trebuchet MS'" style:font-family-generic="swiss" style:font-pitch="variable"/>
  </office:font-face-decls>
  <office:automatic-styles>
    <style:style style:name="Table7" style:family="table">
      <style:table-properties style:width="14.651cm" fo:margin-left="0cm" fo:margin-right="0cm" table:align="margins" style:may-break-between-rows="false"/>
    </style:style>
    <style:style style:name="Table7.A" style:family="table-column">
      <style:table-column-properties style:column-width="2.337cm" style:rel-column-width="10456*"/>
    </style:style>
    <style:style style:name="Table7.B" style:family="table-column">
      <style:table-column-properties style:column-width="2.362cm" style:rel-column-width="10567*"/>
    </style:style>
    <style:style style:name="Table7.C" style:family="table-column">
      <style:table-column-properties style:column-width="6.479cm" style:rel-column-width="28979*"/>
    </style:style>
    <style:style style:name="Table7.D" style:family="table-column">
      <style:table-column-properties style:column-width="3.473cm" style:rel-column-width="15533*"/>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2" style:family="table">
      <style:table-properties style:width="14.651cm" table:align="margins"/>
    </style:style>
    <style:style style:name="Table2.A" style:family="table-column">
      <style:table-column-properties style:column-width="3.15cm" style:rel-column-width="14095*"/>
    </style:style>
    <style:style style:name="Table2.B" style:family="table-column">
      <style:table-column-properties style:column-width="3.806cm" style:rel-column-width="17030*"/>
    </style:style>
    <style:style style:name="Table2.C" style:family="table-column">
      <style:table-column-properties style:column-width="7.692cm" style:rel-column-width="3441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top="2cm" fo:margin-bottom="0.21cm" fo:text-align="end" style:justify-single-word="false"/>
      <style:text-properties style:font-name="Helvetica2" fo:font-size="12pt" fo:font-style="italic" fo:font-weight="normal"/>
    </style:style>
    <style:style style:name="P2" style:family="paragraph" style:parent-style-name="Text_20_body">
      <style:text-properties fo:background-color="#ffff00"/>
    </style:style>
    <style:style style:name="P3" style:family="paragraph" style:parent-style-name="Date" style:master-page-name="">
      <style:paragraph-properties fo:margin-top="3cm" fo:margin-bottom="0.499cm" fo:text-align="end" style:justify-single-word="false" style:page-number="auto"/>
      <style:text-properties style:font-name="Helvetica" fo:font-size="16pt" fo:font-style="normal"/>
    </style:style>
    <style:style style:name="P4" style:family="paragraph" style:parent-style-name="Table_20_Contents">
      <style:paragraph-properties fo:margin-top="0cm" fo:margin-bottom="0cm"/>
      <style:text-properties style:font-name="Trebuchet MS" fo:font-size="8pt" fo:language="en" fo:country="GB" fo:font-weight="normal"/>
    </style:style>
    <style:style style:name="P5" style:family="paragraph" style:parent-style-name="Table_20_Contents">
      <style:paragraph-properties fo:margin-top="0cm" fo:margin-bottom="0cm" fo:text-align="center" style:justify-single-word="false"/>
      <style:text-properties style:font-name="Trebuchet MS" fo:font-size="8pt" fo:language="en" fo:country="GB" fo:font-weight="normal"/>
    </style:style>
    <style:style style:name="P6" style:family="paragraph" style:parent-style-name="Table_20_Contents">
      <style:paragraph-properties fo:margin-top="0cm" fo:margin-bottom="0cm" fo:text-align="center" style:justify-single-word="false"/>
      <style:text-properties style:font-name="Trebuchet MS" fo:font-size="8pt" fo:language="en" fo:country="GB" fo:font-weight="bold" style:font-weight-asian="bold" style:font-weight-complex="bold"/>
    </style:style>
    <style:style style:name="P7" style:family="paragraph" style:parent-style-name="Heading_20_1">
      <style:paragraph-properties fo:break-before="page"/>
    </style:style>
    <style:style style:name="P8" style:family="paragraph" style:parent-style-name="Contents_20_2">
      <style:paragraph-properties>
        <style:tab-stops>
          <style:tab-stop style:position="14.152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4.651cm" style:type="right" style:leader-style="dotted" style:leader-text="."/>
        </style:tab-stops>
      </style:paragraph-properties>
    </style:style>
    <style:style style:name="P11" style:family="paragraph" style:parent-style-name="Title" style:master-page-name="First_20_Page">
      <style:paragraph-properties style:page-number="auto"/>
    </style:style>
    <style:style style:name="P12" style:family="paragraph" style:parent-style-name="Header">
      <style:paragraph-properties fo:text-align="center" style:justify-single-word="fals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paragraph-properties fo:padding="0.049cm" fo:border="0.035cm solid #000000" style:shadow="none"/>
    </style:style>
    <style:style style:name="P16" style:family="paragraph" style:parent-style-name="Contents_20_3">
      <style:paragraph-properties>
        <style:tab-stops>
          <style:tab-stop style:position="13.653cm" style:type="right" style:leader-style="dotted" style:leader-text="."/>
        </style:tab-stops>
      </style:paragraph-properties>
    </style:style>
    <style:style style:name="T1" style:family="text">
      <style:text-properties fo:background-color="transparent"/>
    </style:style>
    <style:style style:name="fr1" style:family="graphic" style:parent-style-name="Graphics">
      <style:graphic-properties style:protect="content size position" style:vertical-pos="bottom" style:vertical-rel="page-content" style:horizontal-pos="right" style:horizontal-rel="page-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otect="content size position" style:vertical-pos="bottom" style:vertical-rel="baseline" style:horizontal-pos="right" style:horizontal-rel="page-content"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s>
      <text:user-field-decls>
        <text:user-field-decl office:value-type="string" office:string-value="Trykk her og skriv" text:name="Prosjektnavn"/>
      </text:user-field-decls>
      <draw:frame draw:style-name="fr1" draw:name="Graphic1" text:anchor-type="page" text:anchor-page-number="1" svg:width="7.318cm" style:rel-width="50%" svg:height="2.14cm" style:rel-height="scale" draw:z-index="0">
        <draw:image xlink:href="Pictures/20000001000002190000009D45DD3A27.svm" xlink:type="simple" xlink:show="embed" xlink:actuate="onLoad"/>
      </draw:frame>
      <text:p text:style-name="P11">Technical documentation</text:p>
      <text:p text:style-name="Subtitle"><text:reference-mark-start text:name="title"/>libfmio User Manual<text:reference-mark-end text:name="title"/></text:p>
      <text:p text:style-name="P1"/>
      <text:p text:style-name="P3"><text:modification-date style:data-style-name="N76">19 December 2011</text:modification-date></text:p>
      <text:p text:style-name="Standard"/>
      <text:p text:style-name="Heading"><text:soft-page-break/>Revision history</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able:protected="true">
            <text:p text:style-name="Table_20_Heading">Version</text:p>
          </table:table-cell>
          <table:table-cell table:style-name="Table7.A1" office:value-type="string" table:protected="true">
            <text:p text:style-name="Table_20_Heading">Date</text:p>
          </table:table-cell>
          <table:table-cell table:style-name="Table7.A1" office:value-type="string" table:protected="true">
            <text:p text:style-name="Table_20_Heading">Comment</text:p>
          </table:table-cell>
          <table:table-cell table:style-name="Table7.D1" office:value-type="string" table:protected="true">
            <text:p text:style-name="Table_20_Heading">Responsible</text:p>
          </table:table-cell>
        </table:table-row>
        <table:table-row>
          <table:table-cell table:style-name="Table7.A2" office:value-type="string">
            <text:p text:style-name="Table_20_Contents">Version 1.0</text:p>
          </table:table-cell>
          <table:table-cell table:style-name="Table7.A2" office:value-type="string">
            <text:p text:style-name="Table_20_Contents">02.05.2007</text:p>
          </table:table-cell>
          <table:table-cell table:style-name="Table7.A2" office:value-type="string">
            <text:p text:style-name="Table_20_Contents">First documentation.</text:p>
          </table:table-cell>
          <table:table-cell table:style-name="Table7.D2" office:value-type="string">
            <text:p text:style-name="Table_20_Contents">Øystein Godøy</text:p>
          </table:table-cell>
        </table:table-row>
        <table:table-row>
          <table:table-cell table:style-name="Table7.A2" office:value-type="string">
            <text:p text:style-name="Table_20_Contents">Version 1.1</text:p>
          </table:table-cell>
          <table:table-cell table:style-name="Table7.A2" office:value-type="string">
            <text:p text:style-name="Table_20_Contents">03.01.2011</text:p>
          </table:table-cell>
          <table:table-cell table:style-name="Table7.A2" office:value-type="string">
            <text:p text:style-name="Table_20_Contents">Add proj string paragraph for fm_MITIFF_create_head()</text:p>
          </table:table-cell>
          <table:table-cell table:style-name="Table7.D2" office:value-type="string">
            <text:p text:style-name="Table_20_Contents">Thomas Lavergne</text:p>
          </table:table-cell>
        </table:table-row>
        <table:table-row>
          <table:table-cell table:style-name="Table7.A2" office:value-type="string">
            <text:p text:style-name="Table_20_Contents">Version 1.2</text:p>
          </table:table-cell>
          <table:table-cell table:style-name="Table7.A2" office:value-type="string">
            <text:p text:style-name="Table_20_Contents">19.12.2011</text:p>
          </table:table-cell>
          <table:table-cell table:style-name="Table7.A2" office:value-type="string">
            <text:p text:style-name="Table_20_Contents">Added fm_<text:span text:style-name="Source_20_Text">readHLHDFdata</text:span> to interface HLHDF files.</text:p>
          </table:table-cell>
          <table:table-cell table:style-name="Table7.D2" office:value-type="string">
            <text:p text:style-name="Table_20_Contents">Øystein Godøy</text:p>
          </table:table-cell>
        </table:table-row>
      </table:table>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Table of Contents</text:p>
          </text:index-title>
          <text:p text:style-name="P10">1 <text:a xlink:type="simple" xlink:href="#__RefHeading__4101_1585856370" text:style-name="Internet_20_link" text:visited-style-name="Internet_20_link">Introduction</text:a><text:tab/>4</text:p>
          <text:p text:style-name="P8">1.1 <text:a xlink:type="simple" xlink:href="#__RefHeading__4103_1585856370" text:style-name="Internet_20_link" text:visited-style-name="Internet_20_link">What</text:a><text:tab/>4</text:p>
          <text:p text:style-name="P8">1.2 <text:a xlink:type="simple" xlink:href="#__RefHeading__4105_1585856370" text:style-name="Internet_20_link" text:visited-style-name="Internet_20_link">Why</text:a><text:tab/>4</text:p>
          <text:p text:style-name="P8">1.3 <text:a xlink:type="simple" xlink:href="#__RefHeading__4107_1585856370" text:style-name="Internet_20_link" text:visited-style-name="Internet_20_link">Where</text:a><text:tab/>4</text:p>
          <text:p text:style-name="P8">1.4 <text:a xlink:type="simple" xlink:href="#__RefHeading__4109_1585856370" text:style-name="Internet_20_link" text:visited-style-name="Internet_20_link">When</text:a><text:tab/>4</text:p>
          <text:p text:style-name="P8">1.5 <text:a xlink:type="simple" xlink:href="#__RefHeading__4111_1585856370" text:style-name="Internet_20_link" text:visited-style-name="Internet_20_link">Who</text:a><text:tab/>4</text:p>
          <text:p text:style-name="P10">2 <text:a xlink:type="simple" xlink:href="#__RefHeading__4113_1585856370" text:style-name="Internet_20_link" text:visited-style-name="Internet_20_link">Compilation and implementation</text:a><text:tab/>5</text:p>
          <text:p text:style-name="P8">2.1 <text:a xlink:type="simple" xlink:href="#__RefHeading__4115_1585856370" text:style-name="Internet_20_link" text:visited-style-name="Internet_20_link">Requirements</text:a><text:tab/>5</text:p>
          <text:p text:style-name="P8">2.2 <text:a xlink:type="simple" xlink:href="#__RefHeading__4117_1585856370" text:style-name="Internet_20_link" text:visited-style-name="Internet_20_link">Compilation</text:a><text:tab/>5</text:p>
          <text:p text:style-name="P10">3 <text:a xlink:type="simple" xlink:href="#__RefHeading__4119_1585856370" text:style-name="Internet_20_link" text:visited-style-name="Internet_20_link">Library variables and structures</text:a><text:tab/>5</text:p>
          <text:p text:style-name="P8">3.1 <text:a xlink:type="simple" xlink:href="#__RefHeading__4121_1585856370" text:style-name="Internet_20_link" text:visited-style-name="Internet_20_link">Definitions</text:a><text:tab/>5</text:p>
          <text:p text:style-name="P8">3.2 <text:a xlink:type="simple" xlink:href="#__RefHeading__4123_1585856370" text:style-name="Internet_20_link" text:visited-style-name="Internet_20_link">Containers</text:a><text:tab/>5</text:p>
          <text:p text:style-name="P10">4 <text:a xlink:type="simple" xlink:href="#__RefHeading__4125_1585856370" text:style-name="Internet_20_link" text:visited-style-name="Internet_20_link">Library functions</text:a><text:tab/>6</text:p>
          <text:p text:style-name="P8">4.1 <text:a xlink:type="simple" xlink:href="#__RefHeading__4127_1585856370" text:style-name="Internet_20_link" text:visited-style-name="Internet_20_link">High level generic functions</text:a><text:tab/>6</text:p>
          <text:p text:style-name="P16">4.1.1 <text:a xlink:type="simple" xlink:href="#__RefHeading__4239_1585856370" text:style-name="Internet_20_link" text:visited-style-name="Internet_20_link">fm_init_fmio_img</text:a><text:tab/>6</text:p>
          <text:p text:style-name="P16">4.1.2 <text:a xlink:type="simple" xlink:href="#__RefHeading__4241_1585856370" text:style-name="Internet_20_link" text:visited-style-name="Internet_20_link">fm_readheader</text:a><text:tab/>6</text:p>
          <text:p text:style-name="P16">4.1.3 <text:a xlink:type="simple" xlink:href="#__RefHeading__4243_1585856370" text:style-name="Internet_20_link" text:visited-style-name="Internet_20_link">fm_readdata</text:a><text:tab/>7</text:p>
          <text:p text:style-name="P16">4.1.4 <text:a xlink:type="simple" xlink:href="#__RefHeading__4245_1585856370" text:style-name="Internet_20_link" text:visited-style-name="Internet_20_link">fm_img2fmtime</text:a><text:tab/>7</text:p>
          <text:p text:style-name="P16">4.1.5 <text:a xlink:type="simple" xlink:href="#__RefHeading__4247_1585856370" text:style-name="Internet_20_link" text:visited-style-name="Internet_20_link">fm_img2slopes</text:a><text:tab/>7</text:p>
          <text:p text:style-name="P16">4.1.6 <text:a xlink:type="simple" xlink:href="#__RefHeading__4249_1585856370" text:style-name="Internet_20_link" text:visited-style-name="Internet_20_link">fm_byte2float</text:a><text:tab/>7</text:p>
          <text:p text:style-name="P8">4.2 <text:a xlink:type="simple" xlink:href="#__RefHeading__4129_1585856370" text:style-name="Internet_20_link" text:visited-style-name="Internet_20_link">METSAT</text:a><text:tab/>7</text:p>
          <text:p text:style-name="P16">4.2.1 <text:a xlink:type="simple" xlink:href="#__RefHeading__4251_1585856370" text:style-name="Internet_20_link" text:visited-style-name="Internet_20_link">fm_readMETSATheader</text:a><text:tab/>7</text:p>
          <text:p text:style-name="P16">4.2.2 <text:a xlink:type="simple" xlink:href="#__RefHeading__4253_1585856370" text:style-name="Internet_20_link" text:visited-style-name="Internet_20_link">fm_readMETSATdata</text:a><text:tab/>7</text:p>
          <text:p text:style-name="P8">4.3 <text:a xlink:type="simple" xlink:href="#__RefHeading__4131_1585856370" text:style-name="Internet_20_link" text:visited-style-name="Internet_20_link">MIHDF5</text:a><text:tab/>8</text:p>
          <text:p text:style-name="P8">4.4 <text:a xlink:type="simple" xlink:href="#__RefHeading__4340_1585856370" text:style-name="Internet_20_link" text:visited-style-name="Internet_20_link">HLHDF</text:a><text:tab/>8</text:p>
          <text:p text:style-name="P16">4.4.1 <text:a xlink:type="simple" xlink:href="#__RefHeading__4342_1585856370" text:style-name="Internet_20_link" text:visited-style-name="Internet_20_link">fm_readHLHDFdata</text:a><text:tab/>8</text:p>
          <text:p text:style-name="P8">4.5 <text:a xlink:type="simple" xlink:href="#__RefHeading__4133_1585856370" text:style-name="Internet_20_link" text:visited-style-name="Internet_20_link">MITIFF</text:a><text:tab/>8</text:p>
          <text:p text:style-name="P16">4.5.1 <text:a xlink:type="simple" xlink:href="#__RefHeading__4255_1585856370" text:style-name="Internet_20_link" text:visited-style-name="Internet_20_link">fm_MITIFF_read</text:a><text:tab/>8</text:p>
          <text:p text:style-name="P16">4.5.2 <text:a xlink:type="simple" xlink:href="#__RefHeading__4257_1585856370" text:style-name="Internet_20_link" text:visited-style-name="Internet_20_link">fm_MITIFF_read_imagepal</text:a><text:tab/>8</text:p>
          <text:p text:style-name="P16">4.5.3 <text:a xlink:type="simple" xlink:href="#__RefHeading__4259_1585856370" text:style-name="Internet_20_link" text:visited-style-name="Internet_20_link">fm_MITIFF_fillhead</text:a><text:tab/>8</text:p>
          <text:p text:style-name="P16">4.5.4 <text:a xlink:type="simple" xlink:href="#__RefHeading__4261_1585856370" text:style-name="Internet_20_link" text:visited-style-name="Internet_20_link">fm_MITIFF_fillhead_imagepal</text:a><text:tab/>8</text:p>
          <text:p text:style-name="P16">4.5.5 <text:a xlink:type="simple" xlink:href="#__RefHeading__4263_1585856370" text:style-name="Internet_20_link" text:visited-style-name="Internet_20_link">fm_MITIFF_create_head</text:a><text:tab/>9</text:p>
          <text:p text:style-name="P16">4.5.6 <text:a xlink:type="simple" xlink:href="#__RefHeading__4265_1585856370" text:style-name="Internet_20_link" text:visited-style-name="Internet_20_link">fm_MITIFF_write</text:a><text:tab/>9</text:p>
          <text:p text:style-name="P16">4.5.7 <text:a xlink:type="simple" xlink:href="#__RefHeading__4267_1585856370" text:style-name="Internet_20_link" text:visited-style-name="Internet_20_link">fm_MITIFF_write_rgb</text:a><text:tab/>9</text:p>
          <text:p text:style-name="P16">4.5.8 <text:a xlink:type="simple" xlink:href="#__RefHeading__4269_1585856370" text:style-name="Internet_20_link" text:visited-style-name="Internet_20_link">fm_MITIFF_write_imagepal</text:a><text:tab/>9</text:p>
          <text:p text:style-name="P16">4.5.9 <text:a xlink:type="simple" xlink:href="#__RefHeading__4271_1585856370" text:style-name="Internet_20_link" text:visited-style-name="Internet_20_link">fm_MITIFF_write_multi</text:a><text:tab/>10</text:p>
        </text:index-body>
      </text:table-of-content>
      <text:p text:style-name="Standard"/>
      <text:h text:style-name="P7" text:outline-level="1"><text:bookmark text:name="__RefHeading__4101_1585856370"/>Introduction<text:bookmark-end text:name="__RefHeading__4101_1585856370"/></text:h>
      <text:h text:style-name="Heading_20_2" text:outline-level="2"><text:bookmark text:name="__RefHeading__4103_1585856370"/>What<text:bookmark-end text:name="__RefHeading__4103_1585856370"/></text:h>
      <text:p text:style-name="Text_20_body"><text:span text:style-name="Source_20_Text">libfmio</text:span> is a C library containing various functions for file format handling of remote sensing data. It is specifically developed for the needs at the Norwegian Meteorological Institute, but might be useful to other as well.</text:p>
      <text:h text:style-name="Heading_20_2" text:outline-level="2"><text:bookmark text:name="__RefHeading__4105_1585856370"/>Why<text:bookmark-end text:name="__RefHeading__4105_1585856370"/></text:h>
      <text:p text:style-name="Text_20_body"><text:span text:style-name="Source_20_Text">libfmio</text:span> have been developed to help handling remote sensing data file formats. Specifically it is focused at storage and presentation formats in use at the Norwegian Meteorological Institute. However, the commercial file formats that have been used earlier are not supported by this library.</text:p>
      <text:h text:style-name="Heading_20_2" text:outline-level="2"><text:bookmark text:name="__RefHeading__4107_1585856370"/>Where<text:bookmark-end text:name="__RefHeading__4107_1585856370"/></text:h>
      <text:p text:style-name="Text_20_body"><text:span text:style-name="Source_20_Text">libfmio</text:span> have been developed for the following purposes:</text:p>
      <text:list xml:id="list1612452776" text:style-name="L1">
        <text:list-item>
          <text:p text:style-name="P13">Research and development at the Norwegian Meteorological Institute</text:p>
        </text:list-item>
        <text:list-item>
          <text:p text:style-name="P13">Operational processing of remote sensing data at the Norwegian Meteorological Institute</text:p>
        </text:list-item>
      </text:list>
      <text:h text:style-name="Heading_20_2" text:outline-level="2"><text:bookmark text:name="__RefHeading__4109_1585856370"/>When<text:bookmark-end text:name="__RefHeading__4109_1585856370"/></text:h>
      <text:p text:style-name="Text_20_body"><text:span text:style-name="Source_20_Text">libfmio</text:span> builds on an earlier software library <text:span text:style-name="Source_20_Text">libsatimg</text:span>. However <text:span text:style-name="Source_20_Text">libsatimg</text:span> contained both utility functions and file format specifications. The latter complicated the building and use of the library as some of the file formats were defined by commercial companies delivering software to the Norwegian Meteorological Institute. This also complicated use of the library in projects involving external partners. These file formats have been excluded from the new library which solely builds on <text:a xlink:type="simple" xlink:href="http://hdf.ncsa.uiuc.edu/HDF5/">NCSA HDF5</text:a> and <text:a xlink:type="simple" xlink:href="http://www.libtiff.org/">TIFF 6.0</text:a>. </text:p>
      <text:h text:style-name="Heading_20_2" text:outline-level="2"><text:bookmark text:name="__RefHeading__4111_1585856370"/>Who<text:bookmark-end text:name="__RefHeading__4111_1585856370"/></text:h>
      <text:p text:style-name="Text_20_body"><text:span text:style-name="Source_20_Text">libfmio</text:span> have been developed by scientists employed by the Norwegian Meteorological Institute and Danish Meteorological Institute. However, the library is free to be used by anyone that would find it useful. It is distributed using <text:a xlink:type="simple" xlink:href="http://www.gnu.org/copyleft/gpl.html">GNU General Public License.</text:a> See the NCSA HDF5 and TIFF homepages for details on the licenses of this software. </text:p>
      <text:p text:style-name="Text_20_body">The following persons have been involved in the software development:</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Name</text:p>
            </table:table-cell>
            <table:table-cell table:style-name="Table2.A1" office:value-type="string">
              <text:p text:style-name="Table_20_Heading">Function</text:p>
            </table:table-cell>
            <table:table-cell table:style-name="Table2.C1" office:value-type="string">
              <text:p text:style-name="Table_20_Heading">Affiliation</text:p>
            </table:table-cell>
          </table:table-row>
        </table:table-header-rows>
        <table:table-row>
          <table:table-cell table:style-name="Table2.A2" office:value-type="string">
            <text:p text:style-name="Table_20_Contents">Øystein Godøy</text:p>
          </table:table-cell>
          <table:table-cell table:style-name="Table2.A2" office:value-type="string">
            <text:p text:style-name="Table_20_Contents">Coordinator, Software development</text:p>
          </table:table-cell>
          <table:table-cell table:style-name="Table2.C2" office:value-type="string">
            <text:p text:style-name="Table_20_Contents">Norwegian Meteorological Institute (<text:a xlink:type="simple" xlink:href="http://www.met.no/">http://www.met.no/</text:a>)</text:p>
          </table:table-cell>
        </table:table-row>
        <table:table-row>
          <table:table-cell table:style-name="Table2.A2" office:value-type="string">
            <text:p text:style-name="Table_20_Contents">Steinar Eastwood</text:p>
          </table:table-cell>
          <table:table-cell table:style-name="Table2.A2" office:value-type="string">
            <text:p text:style-name="Table_20_Contents">Software development</text:p>
          </table:table-cell>
          <table:table-cell table:style-name="Table2.C2" office:value-type="string">
            <text:p text:style-name="Table_20_Contents">Norwegian Meteorological Institute (<text:a xlink:type="simple" xlink:href="http://www.met.no/">http://www.met.no/</text:a>)</text:p>
          </table:table-cell>
        </table:table-row>
        <table:table-row>
          <table:table-cell table:style-name="Table2.A2" office:value-type="string">
            <text:p text:style-name="Table_20_Contents">Søren Andersen</text:p>
          </table:table-cell>
          <table:table-cell table:style-name="Table2.A2" office:value-type="string">
            <text:p text:style-name="Table_20_Contents">Software development</text:p>
          </table:table-cell>
          <table:table-cell table:style-name="Table2.C2" office:value-type="string">
            <text:p text:style-name="Table_20_Contents">Danish Meteorological Institute (<text:a xlink:type="simple" xlink:href="http://www.dmi.dk/">http://www.dmi.dk/</text:a>)</text:p>
          </table:table-cell>
        </table:table-row>
        <text:soft-page-break/>
        <table:table-row>
          <table:table-cell table:style-name="Table2.A2" office:value-type="string">
            <text:p text:style-name="Table_20_Contents">Thomas Lavergne</text:p>
          </table:table-cell>
          <table:table-cell table:style-name="Table2.A2" office:value-type="string">
            <text:p text:style-name="Table_20_Contents">Software development</text:p>
          </table:table-cell>
          <table:table-cell table:style-name="Table2.C2" office:value-type="string">
            <text:p text:style-name="Table_20_Contents">Norwegian Meteorological Institute (<text:a xlink:type="simple" xlink:href="http://www.met.no/">http://www.met.no/</text:a>)</text:p>
          </table:table-cell>
        </table:table-row>
      </table:table>
      <text:p text:style-name="Text_20_body"/>
      <text:h text:style-name="Heading_20_1" text:outline-level="1"><text:bookmark text:name="__RefHeading__4113_1585856370"/>Compilation and implementation<text:bookmark-end text:name="__RefHeading__4113_1585856370"/></text:h>
      <text:h text:style-name="Heading_20_2" text:outline-level="2"><text:bookmark text:name="__RefHeading__4115_1585856370"/>Requirements<text:bookmark-end text:name="__RefHeading__4115_1585856370"/></text:h>
      <text:p text:style-name="Text_20_body"><text:span text:style-name="Source_20_Text">libfmio</text:span> have functionality that relies on <text:span text:style-name="Source_20_Text">libfmutil</text:span>, NCSA HDF5 and <text:span text:style-name="Source_20_Text">libtiff</text:span>. However, the library can be built without this software. The functionality requiring this software will then be disabled.</text:p>
      <text:p text:style-name="Text_20_body"><text:span text:style-name="Source_20_Text">libfmio</text:span> have been developed on a Linux system running Fedora Core 3 and Fedora Core 5. Although being developed for portability, this has not been thoroughly tested yet.</text:p>
      <text:h text:style-name="Heading_20_2" text:outline-level="2"><text:bookmark text:name="__RefHeading__4117_1585856370"/>Compilation<text:bookmark-end text:name="__RefHeading__4117_1585856370"/></text:h>
      <text:p text:style-name="Text_20_body">The following steps are required to build the software:</text:p>
      <text:list xml:id="list1157955719" text:style-name="L2">
        <text:list-item>
          <text:p text:style-name="P14">Unpack the library (distributed as a gzipped tarball) using <text:span text:style-name="Source_20_Text">tar xvzf libfmio.tgz</text:span></text:p>
        </text:list-item>
        <text:list-item>
          <text:p text:style-name="P14">Run <text:span text:style-name="Source_20_Text">autoreconf --install --verbose</text:span></text:p>
        </text:list-item>
        <text:list-item>
          <text:p text:style-name="P14">execute<text:span text:style-name="Source_20_Text"> configure</text:span>. The <text:span text:style-name="Source_20_Text">–help</text:span> option of <text:span text:style-name="Source_20_Text">configure</text:span> will list options. If e.g. PROJ.4 support is not needed, use <text:span text:style-name="Source_20_Text">–without-proj</text:span>. If reconfiguration of the system is required, remember to run <text:span text:style-name="Source_20_Text">make distclean</text:span>.</text:p>
        </text:list-item>
        <text:list-item>
          <text:p text:style-name="P14"><text:span text:style-name="Source_20_Text">make</text:span></text:p>
        </text:list-item>
        <text:list-item>
          <text:p text:style-name="P14"><text:span text:style-name="Source_20_Text">make install</text:span></text:p>
        </text:list-item>
      </text:list>
      <text:h text:style-name="Heading_20_1" text:outline-level="1"><text:bookmark text:name="__RefHeading__4119_1585856370"/>Library variables and structures<text:bookmark-end text:name="__RefHeading__4119_1585856370"/></text:h>
      <text:h text:style-name="Heading_20_2" text:outline-level="2"><text:bookmark text:name="__RefHeading__4121_1585856370"/>Definitions<text:bookmark-end text:name="__RefHeading__4121_1585856370"/></text:h>
      <text:p text:style-name="Standard"><text:span text:style-name="Source_20_Text">#define FMIO_MISSING -32767</text:span></text:p>
      <text:p text:style-name="Standard"><text:span text:style-name="Source_20_Text">#define FMIO_MEMERROR -999</text:span></text:p>
      <text:p text:style-name="Standard"><text:span text:style-name="Source_20_Text">#define FMIO_REARTH 6371.</text:span></text:p>
      <text:p text:style-name="Standard"><text:span text:style-name="Source_20_Text">#define FMIO_SATSIZE 81</text:span></text:p>
      <text:p text:style-name="Standard"><text:span text:style-name="Source_20_Text">#define FMIO_NCHAN 8</text:span></text:p>
      <text:p text:style-name="Standard"><text:span text:style-name="Source_20_Text">#define FMIO_MAXCHANNELS 6</text:span></text:p>
      <text:p text:style-name="Standard"><text:span text:style-name="Source_20_Text">#define FMIO_MAXIMGSIZE 1440000</text:span></text:p>
      <text:p text:style-name="Standard"><text:span text:style-name="Source_20_Text">#define FMIO_TIFFHEAD 1024</text:span></text:p>
      <text:p text:style-name="Standard"><text:span text:style-name="Source_20_Text">#define FMIO_FIELDS 19</text:span></text:p>
      <text:h text:style-name="Heading_20_2" text:outline-level="2"><text:bookmark text:name="__RefHeading__4123_1585856370"/>Containers<text:bookmark-end text:name="__RefHeading__4123_1585856370"/></text:h>
      <text:p text:style-name="Standard"><text:span text:style-name="Source_20_Text"><text:span text:style-name="T1">typedef struct fmio_imgh {</text:span></text:span></text:p>
      <text:p text:style-name="Standard"><text:span text:style-name="Source_20_Text"><text:span text:style-name="T1"><text:s text:c="4"/>unsigned int iw; /* image width (pixels) */</text:span></text:span></text:p>
      <text:p text:style-name="Standard"><text:soft-page-break/><text:span text:style-name="Source_20_Text"><text:span text:style-name="T1"><text:s text:c="4"/>unsigned int ih; /* image height (pixels) */</text:span></text:span></text:p>
      <text:p text:style-name="Standard"><text:span text:style-name="Source_20_Text"><text:span text:style-name="T1"><text:s text:c="4"/>unsigned int size; /* image size (pixels) */</text:span></text:span></text:p>
      <text:p text:style-name="Standard"><text:span text:style-name="Source_20_Text"><text:span text:style-name="T1"><text:s text:c="4"/>struct sat_track *track; /* subsatellite track (lat, lon) */</text:span></text:span></text:p>
      <text:p text:style-name="Standard"><text:span text:style-name="Source_20_Text"><text:span text:style-name="T1"><text:s text:c="4"/>int numtrack; /* no. of subsattracks */</text:span></text:span></text:p>
      <text:p text:style-name="Standard"><text:span text:style-name="Source_20_Text"><text:span text:style-name="T1"><text:s text:c="4"/>float rga; /* albedo gain value */</text:span></text:span></text:p>
      <text:p text:style-name="Standard"><text:span text:style-name="Source_20_Text"><text:span text:style-name="T1"><text:s text:c="4"/>float ria; /* albedo intercept value */</text:span></text:span></text:p>
      <text:p text:style-name="Standard"><text:span text:style-name="Source_20_Text"><text:span text:style-name="T1"><text:s text:c="4"/>float rgt; /* temperature gain value */</text:span></text:span></text:p>
      <text:p text:style-name="Standard"><text:span text:style-name="Source_20_Text"><text:span text:style-name="T1"><text:s text:c="4"/>float rit; /* temperature intercept value */</text:span></text:span></text:p>
      <text:p text:style-name="Standard"><text:span text:style-name="Source_20_Text"><text:span text:style-name="T1"><text:s text:c="4"/>char sa[20]; <text:s/>/* satellite name */</text:span></text:span></text:p>
      <text:p text:style-name="Standard"><text:span text:style-name="Source_20_Text"><text:span text:style-name="T1"><text:s text:c="4"/>char area[20]; <text:s/>/* area name */</text:span></text:span></text:p>
      <text:p text:style-name="Standard"><text:span text:style-name="Source_20_Text"><text:span text:style-name="T1"><text:s text:c="4"/>/*char source[20];*/ <text:s/>/* process name */</text:span></text:span></text:p>
      <text:p text:style-name="Standard"><text:span text:style-name="Source_20_Text"><text:span text:style-name="T1"><text:s text:c="4"/>usi ho; /* satellite hour */</text:span></text:span></text:p>
      <text:p text:style-name="Standard"><text:span text:style-name="Source_20_Text"><text:span text:style-name="T1"><text:s text:c="4"/>usi mi; /* satellite minute */</text:span></text:span></text:p>
      <text:p text:style-name="Standard"><text:span text:style-name="Source_20_Text"><text:span text:style-name="T1"><text:s text:c="4"/>usi dd; /* satellite day */</text:span></text:span></text:p>
      <text:p text:style-name="Standard"><text:span text:style-name="Source_20_Text"><text:span text:style-name="T1"><text:s text:c="4"/>usi mm; /* satellite month */</text:span></text:span></text:p>
      <text:p text:style-name="Standard"><text:span text:style-name="Source_20_Text"><text:span text:style-name="T1"><text:s text:c="4"/>usi yy; /* satellite year */</text:span></text:span></text:p>
      <text:p text:style-name="Standard"><text:span text:style-name="Source_20_Text"><text:span text:style-name="T1"><text:s text:c="4"/>usi z; /* satellite no. of channels */</text:span></text:span></text:p>
      <text:p text:style-name="Standard"><text:span text:style-name="Source_20_Text"><text:span text:style-name="T1"><text:s text:c="4"/>usi ch[NCHAN]; /* satellite channels */</text:span></text:span></text:p>
      <text:p text:style-name="Standard"><text:span text:style-name="Source_20_Text"><text:span text:style-name="T1"><text:s text:c="4"/>float Bx; /* UCS Bx */</text:span></text:span></text:p>
      <text:p text:style-name="Standard"><text:span text:style-name="Source_20_Text"><text:span text:style-name="T1"><text:s text:c="4"/>float By; /* UCS By */</text:span></text:span></text:p>
      <text:p text:style-name="Standard"><text:span text:style-name="Source_20_Text"><text:span text:style-name="T1"><text:s text:c="4"/>float Ax; /* UCS Ax */</text:span></text:span></text:p>
      <text:p text:style-name="Standard"><text:span text:style-name="Source_20_Text"><text:span text:style-name="T1"><text:s text:c="4"/>float Ay; /* UCS Ay */</text:span></text:span></text:p>
      <text:p text:style-name="Standard"><text:span text:style-name="Source_20_Text"><text:span text:style-name="T1"><text:s text:c="4"/>unsigned short *image[NCHAN]; /* image data for all channels */</text:span></text:span></text:p>
      <text:p text:style-name="Standard"><text:span text:style-name="Source_20_Text"><text:span text:style-name="T1">} fmio_strimgh;</text:span></text:span></text:p>
      <text:p text:style-name="Standard"><text:span text:style-name="Source_20_Text"><text:span text:style-name="T1"/></text:span></text:p>
      <text:p text:style-name="Standard"><text:span text:style-name="Source_20_Text"><text:span text:style-name="T1">typedef struct fmio_miheadpal {</text:span></text:span></text:p>
      <text:p text:style-name="Standard"><text:span text:style-name="Source_20_Text"><text:span text:style-name="T1"><text:s text:c="4"/>char *name;</text:span></text:span></text:p>
      <text:p text:style-name="Standard"><text:span text:style-name="Source_20_Text"><text:span text:style-name="T1"><text:s text:c="4"/>usi noofcl;</text:span></text:span></text:p>
      <text:p text:style-name="Standard"><text:span text:style-name="Source_20_Text"><text:span text:style-name="T1"><text:s text:c="4"/>char **clname;</text:span></text:span></text:p>
      <text:p text:style-name="Standard"><text:span text:style-name="Source_20_Text"><text:span text:style-name="T1"><text:s text:c="4"/>unsigned short cmap[3][256];</text:span></text:span></text:p>
      <text:p text:style-name="Standard"><text:span text:style-name="Source_20_Text"><text:span text:style-name="T1">} fmio_strmiheadpal;</text:span></text:span></text:p>
      <text:h text:style-name="Heading_20_1" text:outline-level="1"><text:bookmark text:name="__RefHeading__4125_1585856370"/>Library functions<text:bookmark-end text:name="__RefHeading__4125_1585856370"/></text:h>
      <text:h text:style-name="Heading_20_2" text:outline-level="2"><text:bookmark text:name="__RefHeading__4127_1585856370"/>High level generic functions<text:bookmark-end text:name="__RefHeading__4127_1585856370"/></text:h>
      <text:h text:style-name="Heading_20_3" text:outline-level="3"><text:bookmark text:name="__RefHeading__4239_1585856370"/>fm_init_fmio_img<text:bookmark-end text:name="__RefHeading__4239_1585856370"/></text:h>
      <text:p text:style-name="Text_20_body"><text:span text:style-name="Source_20_Text">int fm_init_fmio_img(fmio_img *h);</text:span></text:p>
      <text:p text:style-name="Text_20_body"/>
      <text:h text:style-name="Heading_20_3" text:outline-level="3"><text:bookmark text:name="__RefHeading__4241_1585856370"/>fm_readheader<text:bookmark-end text:name="__RefHeading__4241_1585856370"/></text:h>
      <text:p text:style-name="Text_20_body"><text:span text:style-name="Source_20_Text">int fm_readheader(char *filename, fmio_img *h); </text:span></text:p>
      <text:p text:style-name="Text_20_body">Read header information from the file types supported into the <text:span text:style-name="Source_20_Text">fmio_img</text:span> structure. Currently MITIFF and METSAT<text:note text:id="ftn1" text:note-class="footnote"><text:note-citation>1</text:note-citation><text:note-body><text:p text:style-name="Footnote">The METSAT file format was defined by the EUMETSAT NWCSAF PPS team. </text:p></text:note-body></text:note> files are supported. The code is adapted for support of the Kongsberg Spacetec fileformats (in HDF and HDF5), but this part has been disabled due to the fact that these libraries are only available as binary files. They may be supported in time, <text:soft-page-break/>if feasible.</text:p>
      <text:p text:style-name="Text_20_body">Remember to use <text:span text:style-name="Source_20_Text">fm_init_fmio_img</text:span> prior to this function.</text:p>
      <text:h text:style-name="Heading_20_3" text:outline-level="3"><text:bookmark text:name="__RefHeading__4243_1585856370"/>fm_readdata<text:bookmark-end text:name="__RefHeading__4243_1585856370"/></text:h>
      <text:p text:style-name="Text_20_body"><text:span text:style-name="Source_20_Text">int fm_readdata(char *satfile, fmio_img *h);</text:span></text:p>
      <text:p text:style-name="Text_20_body">Read header <text:s/>and data information from the file types supported into the fmio_img structure. Currently MITIFF and METSAT<text:note text:id="ftn2" text:note-class="footnote"><text:note-citation>2</text:note-citation><text:note-body><text:p text:style-name="Footnote">The METSAT file format was defined by the EUMETSAT NWCSAF PPS team. </text:p></text:note-body></text:note> files are supported. The code is adapted for support of the Kongsberg Spacetec fileformats (in HDF and HDF5), but this part has been disabled due to the fact that these libraries are only available as binary files. They may be supported in time, if feasible.</text:p>
      <text:p text:style-name="Text_20_body">Remember to use <text:span text:style-name="Source_20_Text">fm_init_fmio_img</text:span> prior to this function.</text:p>
      <text:h text:style-name="Heading_20_3" text:outline-level="3"><text:bookmark text:name="__RefHeading__4245_1585856370"/>fm_img2fmtime<text:bookmark-end text:name="__RefHeading__4245_1585856370"/></text:h>
      <text:p text:style-name="Text_20_body"><text:span text:style-name="Source_20_Text">int fm_img2fmtime(fmio_img imghead, fmtime *newdate)</text:span></text:p>
      <text:p text:style-name="Text_20_body">Extract the information relevant in the <text:span text:style-name="Source_20_Text">fmtime</text:span> structure from the <text:span text:style-name="Source_20_Text">fmio_img structure</text:span>.</text:p>
      <text:h text:style-name="Heading_20_3" text:outline-level="3"><text:bookmark text:name="__RefHeading__4247_1585856370"/>fm_img2slopes<text:bookmark-end text:name="__RefHeading__4247_1585856370"/></text:h>
      <text:p text:style-name="Text_20_body"><text:span text:style-name="Source_20_Text">int fm_img2slopes(fmio_img imghead, fmscale *newcal);</text:span></text:p>
      <text:p text:style-name="Text_20_body">Extract the information relevant in the <text:span text:style-name="Source_20_Text">fmscale</text:span> structure from the <text:span text:style-name="Source_20_Text">fmio_img</text:span> structure.</text:p>
      <text:h text:style-name="Heading_20_3" text:outline-level="3"><text:bookmark text:name="__RefHeading__4249_1585856370"/>fm_byte2float<text:bookmark-end text:name="__RefHeading__4249_1585856370"/></text:h>
      <text:p text:style-name="Text_20_body"><text:span text:style-name="Source_20_Text">float fm_byte2float(unsigned short value, fmscale byte2float, char *keyword);</text:span></text:p>
      <text:p text:style-name="Text_20_body">Convert character values to floating point values by using the relevant information from the <text:span text:style-name="Source_20_Text">fmio_img</text:span> structure (as extracted by <text:span text:style-name="Source_20_Text">fm_img2slopes</text:span>). </text:p>
      <text:h text:style-name="Heading_20_2" text:outline-level="2"><text:bookmark text:name="__RefHeading__4129_1585856370"/>METSAT<text:bookmark-end text:name="__RefHeading__4129_1585856370"/></text:h>
      <text:h text:style-name="Heading_20_3" text:outline-level="3"><text:bookmark text:name="__RefHeading__4251_1585856370"/>fm_readMETSATheader<text:bookmark-end text:name="__RefHeading__4251_1585856370"/></text:h>
      <text:p text:style-name="Text_20_body"><text:span text:style-name="Source_20_Text">int fm_readheaderMETSAT(char *filename, fmio_img *h); </text:span></text:p>
      <text:p text:style-name="Text_20_body">Read header from METSAT files, store the results into a <text:span text:style-name="Source_20_Text">fmio_img</text:span> structure (the data part of the structure is left unchanged and will not be allocated until data are being read by <text:span text:style-name="Source_20_Text">fm_readMETSATdata</text:span>). Remember to use <text:span text:style-name="Source_20_Text">fm_init_fmio_img</text:span> prior to this function.</text:p>
      <text:h text:style-name="Heading_20_3" text:outline-level="3"><text:bookmark text:name="__RefHeading__4253_1585856370"/>fm_readMETSATdata<text:bookmark-end text:name="__RefHeading__4253_1585856370"/></text:h>
      <text:p text:style-name="Text_20_body"><text:span text:style-name="Source_20_Text">int fm_readdataMETSAT(char *satfile, fmio_img *h);</text:span></text:p>
      <text:p text:style-name="Text_20_body">Read header and data from METSAT files, store the results into a <text:span text:style-name="Source_20_Text">fmio_img</text:span> structure. Remember to use <text:span text:style-name="Source_20_Text">fm_init_fmio_img</text:span> prior to this function.</text:p>
      <text:h text:style-name="Heading_20_2" text:outline-level="2"><text:bookmark text:name="__RefHeading__4131_1585856370"/><text:soft-page-break/>MIHDF5<text:bookmark-end text:name="__RefHeading__4131_1585856370"/></text:h>
      <text:p text:style-name="P2">TBW MEOS specific formats have been removed, own HDF5 format based upon METSAT header and libosihdf5 will be added in time...</text:p>
      <text:h text:style-name="Heading_20_2" text:outline-level="2"><text:bookmark text:name="__RefHeading__4340_1585856370"/>HLHDF<text:bookmark-end text:name="__RefHeading__4340_1585856370"/></text:h>
      <text:p text:style-name="Text_20_body">The HLHDF (NCSA HDF5 files generated using SMHIs HLHDF library) is decoded using the function defined below.</text:p>
      <text:h text:style-name="Heading_20_3" text:outline-level="3"><text:bookmark text:name="__RefHeading__4342_1585856370"/>fm_readHLHDFdata<text:bookmark-end text:name="__RefHeading__4342_1585856370"/></text:h>
      <text:p text:style-name="Text_20_body"><text:span text:style-name="Source_20_Text">int fm_readHLHDFdata(char *filename, fmdataset *d, fmbool headeronly); </text:span></text:p>
      <text:p text:style-name="Text_20_body">This function reads and decodes HLHDF files containing AVHRR, observation geometry or NWCSAF PPS products. It recognises the products found when opening the file. </text:p>
      <text:p text:style-name="P15">Beware that this is a prototype and that it utilises the new dataset container (<text:span text:style-name="Source_20_Text">fmdataset</text:span>) defined within <text:span text:style-name="Source_20_Text">libfmutil</text:span> contrary to the other functions in this library. All functions will in time be updated to use this container.</text:p>
      <text:h text:style-name="Heading_20_2" text:outline-level="2"><text:bookmark text:name="__RefHeading__4133_1585856370"/>MITIFF<text:bookmark-end text:name="__RefHeading__4133_1585856370"/></text:h>
      <text:h text:style-name="Heading_20_3" text:outline-level="3"><text:bookmark text:name="__RefHeading__4255_1585856370"/>fm_MITIFF_read<text:bookmark-end text:name="__RefHeading__4255_1585856370"/></text:h>
      <text:p text:style-name="Text_20_body"><text:span text:style-name="Source_20_Text">int fm_MITIFF_read(char *infile, unsigned char *image[], fmio_mihead *ginfo); </text:span></text:p>
      <text:p text:style-name="Text_20_body">Read and decode MITIFF image files with satellite data on the multichannel format.</text:p>
      <text:h text:style-name="Heading_20_3" text:outline-level="3"><text:bookmark text:name="__RefHeading__4257_1585856370"/>fm_MITIFF_read_imagepal<text:bookmark-end text:name="__RefHeading__4257_1585856370"/></text:h>
      <text:p text:style-name="Text_20_body"><text:span text:style-name="Source_20_Text">int fm_MITIFF_fillhead_imagepal(char *asciifield, char *tag, fmio_mihead_pal *palinfo); </text:span></text:p>
      <text:p text:style-name="Text_20_body">To read MITIFF palette colour files containing a categorized satellite imagery or radar imagery.</text:p>
      <text:h text:style-name="Heading_20_3" text:outline-level="3"><text:bookmark text:name="__RefHeading__4259_1585856370"/>fm_MITIFF_fillhead<text:bookmark-end text:name="__RefHeading__4259_1585856370"/></text:h>
      <text:p text:style-name="Text_20_body"><text:span text:style-name="Source_20_Text">int fm_MITIFF_fillhead(char *asciifield, char *tag, fmio_mihead *ginfo); </text:span></text:p>
      <text:p text:style-name="Text_20_body">To extract the necessary information from the text string of the MITIFF files header. This header contains information about date, size etc.</text:p>
      <text:h text:style-name="Heading_20_3" text:outline-level="3"><text:bookmark text:name="__RefHeading__4261_1585856370"/>fm_MITIFF_fillhead_imagepal<text:bookmark-end text:name="__RefHeading__4261_1585856370"/></text:h>
      <text:p text:style-name="Text_20_body"><text:span text:style-name="Source_20_Text">int fm_MITIFF_fillhead_imagepal(char *asciifield, char *tag, fmio_mihead_pal *palinfo); </text:span></text:p>
      <text:p text:style-name="Text_20_body">To be used after <text:span text:style-name="Source_20_Text">fm_MITIFF_fillhead</text:span>. <text:span text:style-name="Source_20_Text">fm_MITIFF_fillhead</text:span> extracts the standard information in the header, while <text:span text:style-name="Source_20_Text">fm_MITIFF fillhead_imagepal</text:span> extracts the information connected to the classes defined in the image, which color they are represented by and the <text:soft-page-break/>classnames.</text:p>
      <text:h text:style-name="Heading_20_3" text:outline-level="3"><text:bookmark text:name="__RefHeading__4263_1585856370"/>fm_MITIFF_create_head<text:bookmark-end text:name="__RefHeading__4263_1585856370"/></text:h>
      <text:p text:style-name="Text_20_body"><text:span text:style-name="Source_20_Text">void fm_MITIFF_create_head(char imginfo[FMIO_TIFFHEAD], char satellite[16], char time[17], short satdir, short zsize, char chdesc[20], int xsize, int ysize, char projection[30], char truelat[10], float rot, int xunit, int yunit, float npx, float npy, float ax, float ay, float bx, float by, char *calib);</text:span></text:p>
      <text:p text:style-name="Text_20_body">To define the ASCII textstring that is used to carry header information in the DNMI/TIFF image files. This text string is a specially formatted string that is appended to the image through the TIFF tag IMAGEDESCRIPTION. The first line of the string contains the keyword &lt;Satellite:&gt;.</text:p>
      <text:p text:style-name="Text_20_body">The textstring which is defined by this function is decoded into data structures by functions <text:span text:style-name="Source_20_Text">fm_MITIFF_read</text:span> and <text:span text:style-name="Source_20_Text">fm_MITIFF_read_imagepal</text:span>. The calibration information may be used to create classnames for Palette-color images. A function that creates this part automatically is however not defined yet.</text:p>
      <text:p text:style-name="Text_20_body">A proj4 string is added to the textstring for later visualization of the MITIFF file in Diana. Only polar stereographic (NH or SH) projections based on a spherical Earth are supported. The <text:span text:style-name="Source_20_Text">truelat (+lat_ts=)</text:span> and <text:span text:style-name="Source_20_Text">rot (+lon_0=)</text:span> are taken from the parameters. t<text:span text:style-name="Source_20_Text">ruelat</text:span> is a string with format “XX N” or “XX S”. In case the “S” character appears, then the projection will have origin <text:span text:style-name="Source_20_Text">(+lat_0=)</text:span> at South Pole. Otherwise, at North Pole. Values of <text:span text:style-name="Source_20_Text">+x_0=</text:span> and <text:span text:style-name="Source_20_Text">+y_0=</text:span> are computed for correct positioning in Diana.</text:p>
      <text:h text:style-name="Heading_20_3" text:outline-level="3"><text:bookmark text:name="__RefHeading__4265_1585856370"/>fm_MITIFF_write<text:bookmark-end text:name="__RefHeading__4265_1585856370"/></text:h>
      <text:p text:style-name="Text_20_body"><text:span text:style-name="Source_20_Text">int fm_MITIFF_write(char *outfile, unsigned char *image, char newhead[], fmio_mihead ginfo); </text:span></text:p>
      <text:p text:style-name="Text_20_body">Writes image data on TIFF formatted file, ready for visualization on any standard image viewer. TIFF tag number 262 is photometric interpretation. This tag is 1 for grayscale images and 3 for palette images. In situations when grayscale images are wanted TIFF tag number 320 can be added. In present version only single page grayscale images are supported.</text:p>
      <text:h text:style-name="Heading_20_3" text:outline-level="3"><text:bookmark text:name="__RefHeading__4267_1585856370"/>fm_MITIFF_write_rgb<text:bookmark-end text:name="__RefHeading__4267_1585856370"/></text:h>
      <text:p text:style-name="Text_20_body"><text:span text:style-name="Source_20_Text">int fm_MITIFF_write_rgb(char *outfile, unsigned char *image[], char newhead[], fmio_mihead ginfo); </text:span></text:p>
      <text:p text:style-name="Text_20_body">To write TIFF 6.0 files in RGB mode with MITIFF header if required. Otherwise this function is similar to the version that writes ordinary grayscale images <text:span text:style-name="Source_20_Text">fm_MITIFF_write</text:span>.</text:p>
      <text:h text:style-name="Heading_20_3" text:outline-level="3"><text:bookmark text:name="__RefHeading__4269_1585856370"/>fm_MITIFF_write_imagepal<text:bookmark-end text:name="__RefHeading__4269_1585856370"/></text:h>
      <text:p text:style-name="Text_20_body"><text:span text:style-name="Source_20_Text">int fm_MITIFF_write_imagepal(char *outfile, unsigned char *class, <text:s text:c="4"/>char newhead[], fmio_mihead ginfo, uint16 cmap[3][256]); </text:span></text:p>
      <text:p text:style-name="Text_20_body">Writes image data on TIFF formatted file, ready for visualization on any standard image viewer. TIFF tag number 262 is photometric interpretation. This tag is 1 for grayscale images and 3 for palette images. In situations when grayscale images are wanted TIFF tag number 320 can be commented out.</text:p>
      <text:h text:style-name="Heading_20_3" text:outline-level="3"><text:bookmark text:name="__RefHeading__4271_1585856370"/><text:soft-page-break/>fm_MITIFF_write_multi<text:bookmark-end text:name="__RefHeading__4271_1585856370"/></text:h>
      <text:p text:style-name="Text_20_body"><text:span text:style-name="Source_20_Text">int fm_MITIFF_write_multi(char *outfile, unsigned char *image[], <text:s text:c="4"/>char newhead[], fmio_mihead ginfo);</text:span></text:p>
      <text:p text:style-name="Text_20_body">Writes multilevel grayscale TIFF 6.0 im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style:font-face style:name="Trebuchet MS" svg:font-family="'Trebuchet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Times" fo:language="en" fo:country="US" fo:font-weight="normal"/>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text-properties fo:font-size="11pt" fo:language="en" fo:country="GB" fo:font-weight="normal"/>
    </style:style>
    <style:style style:name="Heading" style:family="paragraph" style:parent-style-name="Standard" style:next-style-name="Text_20_body" style:class="text" style:master-page-name="">
      <style:paragraph-properties fo:margin-top="0.423cm" fo:margin-bottom="0.212cm" style:page-number="auto" fo:break-before="auto" fo:break-after="auto" fo:keep-with-next="always"/>
      <style:text-properties style:font-name="Times" fo:font-size="14pt" fo:language="en" fo:country="GB" fo:font-weight="normal"/>
    </style:style>
    <style:style style:name="Heading_20_1" style:display-name="Heading 1" style:family="paragraph" style:parent-style-name="Heading" style:next-style-name="Text_20_body" style:default-outline-level="1" style:class="text" style:master-page-name="">
      <style:paragraph-properties fo:margin-top="1cm" fo:margin-bottom="0.21cm" style:page-number="auto" fo:break-before="auto" fo:break-after="auto"/>
      <style:text-properties style:font-name="Times1" fo:font-size="14pt" fo:language="en" fo:country="GB" fo:font-weight="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style:font-name="Times1" fo:font-size="12pt" fo:language="en" fo:country="GB" fo:font-style="normal" fo:font-weight="bold"/>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style:font-name="Times2" fo:font-size="12pt" fo:language="en" fo:country="GB" fo:font-style="italic" fo:font-weight="normal"/>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style:text-properties style:font-name="Times" fo:font-size="12pt" fo:language="en" fo:country="GB" fo:font-style="normal" fo:font-weight="normal"/>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text-properties style:font-name="Helvetica1" fo:font-size="85%" fo:language="en" fo:country="US" fo:font-weight="bold"/>
    </style:style>
    <style:style style:name="Heading_20_6" style:display-name="Heading 6" style:family="paragraph" style:parent-style-name="Heading" style:next-style-name="Text_20_body" style:default-outline-level="6" style:class="text" style:master-page-name="">
      <style:paragraph-properties style:page-number="auto" fo:break-before="auto" fo:break-after="auto"/>
      <style:text-properties style:font-name="Helvetica1" fo:font-size="75%" fo:language="nb" fo:country="NO" fo:font-weight="bold"/>
    </style:style>
    <style:style style:name="Heading_20_7" style:display-name="Heading 7" style:family="paragraph" style:parent-style-name="Heading" style:next-style-name="Text_20_body" style:default-outline-level="7" style:class="text" style:master-page-name="">
      <style:paragraph-properties style:page-number="auto" fo:break-before="auto" fo:break-after="auto"/>
      <style:text-properties style:font-name="Helvetica1" fo:font-size="75%" fo:language="nb" fo:country="NO" fo:font-weight="bold"/>
    </style:style>
    <style:style style:name="Heading_20_8" style:display-name="Heading 8" style:family="paragraph" style:parent-style-name="Heading" style:next-style-name="Text_20_body" style:default-outline-level="8" style:class="text" style:master-page-name="">
      <style:paragraph-properties style:page-number="auto" fo:break-before="auto" fo:break-after="auto"/>
      <style:text-properties style:font-name="Helvetica1" fo:font-size="75%" fo:language="nb" fo:country="NO" fo:font-weight="bold"/>
    </style:style>
    <style:style style:name="Heading_20_9" style:display-name="Heading 9" style:family="paragraph" style:parent-style-name="Heading" style:next-style-name="Text_20_body" style:default-outline-level="9" style:class="text" style:master-page-name="">
      <style:paragraph-properties style:page-number="auto" fo:break-before="auto" fo:break-after="auto"/>
      <style:text-properties style:font-name="Helvetica1" fo:font-size="75%" fo:language="nb" fo:country="NO" fo:font-weight="bold"/>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fo:text-align="center" style:justify-single-word="false" fo:padding="0cm" fo:border="none" text:number-lines="false" text:line-number="0">
        <style:tab-stops>
          <style:tab-stop style:position="7.325cm" style:type="center"/>
          <style:tab-stop style:position="14.651cm" style:type="right"/>
        </style:tab-stops>
      </style:paragraph-properties>
      <style:text-properties fo:text-transform="uppercase" style:text-position="0% 100%" style:font-name="Helvetica" fo:font-size="8pt" fo:language="nb" fo:country="NO" fo:font-weight="normal"/>
    </style:style>
    <style:style style:name="Footer" style:family="paragraph" style:parent-style-name="Standard" style:class="extra">
      <style:paragraph-properties fo:text-align="center" style:justify-single-word="false" fo:padding="0.049cm" fo:border="0.002cm solid #000000" text:number-lines="false" text:line-number="0">
        <style:tab-stops>
          <style:tab-stop style:position="7.325cm" style:type="center"/>
          <style:tab-stop style:position="14.651cm" style:type="right"/>
        </style:tab-stops>
      </style:paragraph-properties>
      <style:text-properties fo:text-transform="uppercase" style:font-name="Helvetica" fo:font-size="8pt" fo:language="nb" fo:country="NO" fo:font-weight="normal"/>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text-properties style:font-name="Helvetica" fo:font-size="10pt" fo:language="nb" fo:country="NO" fo:font-weight="normal"/>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font-style="normal" fo:font-weight="bold"/>
    </style:style>
    <style:style style:name="Caption" style:family="paragraph" style:parent-style-name="Standard" style:class="extra">
      <style:paragraph-properties fo:margin-top="0.212cm" fo:margin-bottom="0.212cm" text:number-lines="false" text:line-number="0"/>
      <style:text-properties fo:font-size="10pt" fo:language="nb" fo:country="NO" fo:font-style="italic" fo:font-weight="normal"/>
    </style:style>
    <style:style style:name="Illustration" style:family="paragraph" style:parent-style-name="Caption" style:class="extra"/>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fo:language="nb" fo:country="NO"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vetica1" fo:font-size="16pt" fo:language="nb" fo:country="NO"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fo:language="nb" fo:country="NO"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152cm" style:type="right" style:leader-style="dotted" style:leader-text="."/>
        </style:tab-stops>
      </style:paragraph-properties>
      <style:text-properties fo:language="nb" fo:country="NO"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text-properties fo:language="nb" fo:country="NO"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53cm" style:type="right" style:leader-style="dotted" style:leader-text="."/>
        </style:tab-stops>
      </style:paragraph-properties>
      <style:text-properties fo:language="nb" fo:country="NO"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54cm" style:type="right" style:leader-style="dotted" style:leader-text="."/>
        </style:tab-stops>
      </style:paragraph-properties>
      <style:text-properties fo:language="nb" fo:country="NO" fo:font-weight="normal"/>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55cm" style:type="right" style:leader-style="dotted" style:leader-text="."/>
        </style:tab-stops>
      </style:paragraph-properties>
      <style:text-properties fo:language="nb" fo:country="NO" fo:font-weight="normal"/>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656cm" style:type="right" style:leader-style="dotted" style:leader-text="."/>
        </style:tab-stops>
      </style:paragraph-properties>
      <style:text-properties fo:language="nb" fo:country="NO" fo:font-weight="normal"/>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Title" style:family="paragraph" style:parent-style-name="Heading" style:next-style-name="Subtitle" style:class="chapter">
      <style:paragraph-properties fo:margin-left="0cm" fo:margin-right="0cm" fo:margin-top="0.42cm" fo:margin-bottom="1cm" fo:text-align="end" style:justify-single-word="false" fo:text-indent="0cm" style:auto-text-indent="false"/>
      <style:text-properties style:font-name="Helvetica1" fo:font-size="40pt" fo:language="nb" fo:country="NO" fo:font-weight="bold"/>
    </style:style>
    <style:style style:name="Subtitle" style:family="paragraph" style:parent-style-name="Heading" style:next-style-name="Text_20_body" style:class="chapter" style:master-page-name="">
      <style:paragraph-properties fo:margin-left="1.499cm" fo:margin-right="0cm" fo:text-align="end" style:justify-single-word="false" fo:text-indent="0cm" style:auto-text-indent="false" style:page-number="auto" fo:break-before="auto" fo:break-after="auto"/>
      <style:text-properties style:font-name="Helvetica" fo:font-size="24pt" fo:language="nb" fo:country="NO" fo:font-style="italic" fo:font-weight="normal"/>
    </style:style>
    <style:style style:name="Authors" style:family="paragraph" style:parent-style-name="Text_20_body" style:next-style-name="Endnote">
      <style:paragraph-properties fo:margin-top="0.499cm" fo:margin-bottom="0.199cm" fo:text-align="center" style:justify-single-word="false"/>
      <style:text-properties fo:font-variant="small-caps" fo:font-style="normal" fo:font-weight="normal"/>
    </style:style>
    <style:style style:name="Organization" style:family="paragraph" style:parent-style-name="Text_20_body" style:next-style-name="Heading" style:master-page-name="">
      <style:paragraph-properties fo:margin-top="0cm" fo:margin-bottom="0.199cm" fo:text-align="center" style:justify-single-word="false" style:page-number="auto"/>
      <style:text-properties fo:font-variant="normal" fo:text-transform="none" fo:font-size="10pt" fo:letter-spacing="normal" fo:font-style="italic" fo:font-weight="normal"/>
    </style:style>
    <style:style style:name="Equation" style:family="paragraph" style:parent-style-name="Text_20_body" style:next-style-name="Text_20_body" style:list-style-name="List_20_5"/>
    <style:style style:name="Eq." style:family="paragraph" style:parent-style-name="Caption"/>
    <style:style style:name="Appendix" style:family="paragraph" style:parent-style-name="Heading" style:next-style-name="Text_20_body"/>
    <style:style style:name="Date" style:family="paragraph" style:parent-style-name="Organization" style:next-style-name="Heading_20_1" style:master-page-name="">
      <style:paragraph-properties fo:margin-top="0cm" fo:margin-bottom="0.499cm" style:page-number="auto"/>
      <style:text-properties fo:font-variant="normal" fo:text-transform="none" fo:letter-spacing="normal"/>
    </style:style>
    <style:style style:name="Table_20_Titles" style:display-name="Table Titles" style:family="paragraph" style:parent-style-name="Table_20_Contents" style:master-page-name="">
      <style:paragraph-properties fo:text-align="end" style:justify-single-word="false" style:page-number="auto"/>
      <style:text-properties fo:text-transform="uppercase" style:font-name="Helvetica1" fo:font-size="8pt" fo:font-weight="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uxi Mono" fo:font-size="10pt" style:font-name-asian="Luxi Mono" style:font-name-complex="Luxi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499cm"/>
      </text:outline-level-style>
      <text:outline-level-style text:level="2" style:num-suffix=" " style:num-format="1" text:display-levels="2">
        <style:list-level-properties text:min-label-width="0.499cm"/>
      </text:outline-level-style>
      <text:outline-level-style text:level="3" style:num-suffix=" " style:num-format="1" text:display-levels="3">
        <style:list-level-properties text:min-label-width="0.499cm"/>
      </text:outline-level-style>
      <text:outline-level-style text:level="4" style:num-suffix=" " style:num-format="1" text:display-levels="4">
        <style:list-level-properties text:min-label-width="0.499cm"/>
      </text:outline-level-style>
      <text:outline-level-style text:level="5" style:num-suffix=" " style:num-format="1" text:display-levels="5">
        <style:list-level-properties text:min-label-width="0.499cm"/>
      </text:outline-level-style>
      <text:outline-level-style text:level="6" style:num-suffix=" " style:num-format="1" text:display-levels="6">
        <style:list-level-properties text:min-label-width="0.499cm"/>
      </text:outline-level-style>
      <text:outline-level-style text:level="7" style:num-suffix=" " style:num-format="1" text:display-levels="7">
        <style:list-level-properties text:min-label-width="0.499cm"/>
      </text:outline-level-style>
      <text:outline-level-style text:level="8" style:num-suffix=" " style:num-format="1" text:display-levels="8">
        <style:list-level-properties text:min-label-width="0.499cm"/>
      </text:outline-level-style>
      <text:outline-level-style text:level="9" style:num-suffix=" " style:num-format="1" text:display-levels="9">
        <style:list-level-properties text:min-label-width="0.499cm"/>
      </text:outline-level-style>
      <text:outline-level-style text:level="10" style:num-suffix=" " style:num-format="1" text:display-levels="10">
        <style:list-level-properties text:min-label-width="0.499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1" style:family="table">
      <style:table-properties style:width="14.651cm" table:align="margins"/>
    </style:style>
    <style:style style:name="Table1.A" style:family="table-column">
      <style:table-column-properties style:column-width="4.884cm" style:rel-column-width="21845*"/>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C1" style:family="table-cell">
      <style:table-cell-properties style:vertical-align="middle" fo:padding="0.097cm" fo:border="0.002cm solid #000000"/>
    </style:style>
    <style:style style:name="MP1" style:family="paragraph" style:parent-style-name="Table_20_Contents">
      <style:paragraph-properties fo:margin-top="0cm" fo:margin-bottom="0cm" fo:text-align="center" style:justify-single-word="false"/>
      <style:text-properties style:font-name="Trebuchet MS" fo:font-size="8pt" fo:language="en" fo:country="GB" fo:font-weight="normal"/>
    </style:style>
    <style:style style:name="MP2" style:family="paragraph" style:parent-style-name="Table_20_Contents">
      <style:paragraph-properties fo:margin-top="0cm" fo:margin-bottom="0cm" fo:text-align="center" style:justify-single-word="false"/>
      <style:text-properties style:font-name="Trebuchet MS" fo:font-size="8pt" fo:language="en" fo:country="GB" fo:font-weight="bold" style:font-weight-asian="bold" style:font-weight-complex="bold"/>
    </style:style>
    <style:style style:name="MP3" style:family="paragraph" style:parent-style-name="Table_20_Contents">
      <style:paragraph-properties fo:margin-top="0cm" fo:margin-bottom="0cm"/>
      <style:text-properties style:font-name="Trebuchet MS" fo:font-size="8pt" fo:language="en" fo:country="GB" fo:font-weight="normal"/>
    </style:style>
    <style:style style:name="MP4" style:family="paragraph" style:parent-style-name="Header">
      <style:paragraph-properties fo:text-align="center" style:justify-single-word="false"/>
    </style:style>
    <style:style style:name="Mfr1" style:family="graphic" style:parent-style-name="Graphics">
      <style:graphic-properties style:protect="content size position" style:vertical-pos="bottom" style:vertical-rel="baseline" style:horizontal-pos="right" style:horizontal-rel="page-content"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9.999cm" fo:margin-bottom="2.54cm" fo:margin-left="3.18cm" fo:margin-right="3.18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16">
      <number:day number:style="long"/>
      <number:text>.</number:text>
      <number:month number:style="long"/>
      <number:text>.</number:text>
      <number:year number:style="long"/>
    </number:date-style>
  </office:automatic-styles>
  <office:master-styles>
    <style:master-page style:name="Standard" style:page-layout-name="Mpm1">
      <style:header>
        <table:table table:name="Table1" table:style-name="Table1">
          <table:table-column table:style-name="Table1.A" table:number-columns-repeated="3"/>
          <table:table-row>
            <table:table-cell table:style-name="Table1.A1" office:value-type="string">
              <text:p text:style-name="MP1"><draw:frame draw:style-name="Mfr1" draw:name="graphics1" text:anchor-type="as-char" svg:width="4.687cm" style:rel-width="100%" svg:height="1.238cm" style:rel-height="100%" draw:z-index="9"><draw:image xlink:href="Pictures/20000001000002190000009D45DD3A27.svm" xlink:type="simple" xlink:show="embed" xlink:actuate="onLoad"/></draw:frame></text:p>
            </table:table-cell>
            <table:table-cell table:style-name="Table1.A1" office:value-type="string">
              <text:p text:style-name="MP2"><text:reference-ref text:reference-format="text" text:ref-name="title">libfmio User Manual</text:reference-ref></text:p>
            </table:table-cell>
            <table:table-cell table:style-name="Table1.C1" office:value-type="string">
              <text:p text:style-name="MP3">File: <text:file-name text:display="name-and-extension">libfmio_user_manual.odt</text:file-name></text:p>
              <text:p text:style-name="MP3">Date: <text:modification-date style:data-style-name="N116">19.12.2011</text:modification-date></text:p>
              <text:p text:style-name="MP3">Page: <text:page-number text:select-page="current">10</text:page-number>/<text:page-count>10</text:page-count></text:p>
            </table:table-cell>
          </table:table-row>
        </table:table>
        <text:p text:style-name="MP4"/>
      </style:head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Øystein Godøy</meta:initial-creator>
    <meta:creation-date>2006-10-13T08:41:01</meta:creation-date>
    <dc:creator>Øystein Godøy</dc:creator>
    <dc:date>2011-12-19T22:34:56</dc:date>
    <dc:language>en-GB</dc:language>
    <meta:editing-cycles>87</meta:editing-cycles>
    <meta:editing-duration>PT72H10M53S</meta:editing-duration>
    <meta:document-statistic meta:table-count="3" meta:image-count="2" meta:object-count="0" meta:page-count="10" meta:paragraph-count="214" meta:word-count="1807" meta:character-count="12427"/>
    <meta:user-defined meta:name="Info 0"/>
    <meta:user-defined meta:name="Info 1"/>
    <meta:user-defined meta:name="Info 2"/>
    <meta:user-defined meta:name="Info 3"/>
    <meta:template xlink:type="simple" xlink:actuate="onRequest" xlink:title="Technical documentation" xlink:href="../../../../../docs/templates/TekDokEng.stw" meta:date="2008-10-22T23:38:08"/>
  </office:meta>
</office:document-meta>
</file>